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1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2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2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3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</text:p>
          </table:table-cell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3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2" table:formula="of:=[.C16]*[.C10]*[.C11]/[.C15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0]*[.C11]*([.C12]+[.C14]*[.C13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4]*[.C13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</table:table-row>
        <table:table-row table:style-name="ro1">
          <table:table-cell table:number-columns-repeated="2"/>
          <table:table-cell table:formula="of:=([.C22]-[.C14])*(1-[.C22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+[.C24]" office:value-type="float" office:value="0.000000000007432" calcext:value-type="float">
            <text:p>7.432E-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10]*[.C11]*[.C25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2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8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24]/[.C29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*red values are input for Flow123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4:00:59.939652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2-03-31T14:06:12.765668777</dc:date>
    <meta:editing-duration>PT6H30M3S</meta:editing-duration>
    <meta:editing-cycles>14</meta:editing-cycles>
    <meta:generator>LibreOffice/6.4.7.2$Linux_X86_64 LibreOffice_project/40$Build-2</meta:generator>
    <meta:document-statistic meta:table-count="1" meta:cell-count="77" meta:object-count="0"/>
  </office:meta>
</office:document-meta>
</file>